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Verdana" fo:letter-spacing="normal" fo:font-style="normal" fo:font-weight="normal"/>
    </style:style>
    <style:style style:name="T2" style:family="text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Welcome to our ResourceMFG Practical Assessment</text:span>!</text:p>
      <text:p text:style-name="P1"/>
      <text:p text:style-name="Standard"><text:span text:style-name="T2">The following pages in this application along with the printed instruction packets located above the Assessment Table will provide all the directions necessary to complete the Skills Assessment Tests.</text:span></text:p>
      <text:p text:style-name="Standard"><text:span text:style-name="T2"/></text:p>
      <text:p text:style-name="Standard"><text:span text:style-name="T2">Enter your information below, click next, and follow the given instructions to complete the assessment.</text:span></text:p>
      <text:p text:style-name="Standard"><text:span text:style-name="T2"/></text:p>
      <text:p text:style-name="Standard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2T20:14:36.09</meta:creation-date>
    <dc:date>2018-11-22T20:30:28.20</dc:date>
    <meta:editing-duration>PT16M3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" meta:word-count="50" meta:character-count="351"/>
  </office:meta>
</office:document-meta>
</file>